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4.939cm"/>
    </style:style>
    <style:style style:name="Tableau1.D" style:family="table-column">
      <style:table-column-properties style:column-width="5.671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4.20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09530a" officeooo:paragraph-rsid="0117d84d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11e13b9" officeooo:paragraph-rsid="011e13b9" style:font-size-asian="10pt" style:font-size-complex="10pt"/>
    </style:style>
    <style:style style:name="P4" style:family="paragraph" style:parent-style-name="Standard">
      <style:text-properties style:use-window-font-color="true" style:font-name="Arial1" fo:font-size="10pt" fo:font-weight="normal" officeooo:rsid="00f3873c" officeooo:paragraph-rsid="00f3873c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078eb6" officeooo:paragraph-rsid="00e36619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bc458" officeooo:paragraph-rsid="00e36619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cbd9c" officeooo:paragraph-rsid="0117d84d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147169" officeooo:paragraph-rsid="0117d84d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1223da2" officeooo:paragraph-rsid="0117d84d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10ea4e7" officeooo:paragraph-rsid="00fb6762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Arial1" fo:font-size="10pt" fo:font-weight="normal" officeooo:rsid="010ea4e7" officeooo:paragraph-rsid="01223da2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style:font-name="Arial1" fo:font-size="10pt" fo:font-style="normal" style:text-underline-style="none" fo:font-weight="normal" officeooo:rsid="00a19bbc" officeooo:paragraph-rsid="010c158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f7e519" officeooo:paragraph-rsid="00d64cd0" fo:background-color="transparent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d64cd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1" fo:font-size="10pt" officeooo:rsid="0007ca86" officeooo:paragraph-rsid="00d64cd0" style:font-size-asian="10pt" style:font-size-complex="10pt"/>
    </style:style>
    <style:style style:name="P22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3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4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25" style:family="paragraph" style:parent-style-name="Standard">
      <style:text-properties officeooo:paragraph-rsid="00dec163"/>
    </style:style>
    <style:style style:name="P26" style:family="paragraph" style:parent-style-name="Standard">
      <style:text-properties officeooo:paragraph-rsid="00087c3c"/>
    </style:style>
    <style:style style:name="P27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008015" officeooo:paragraph-rsid="0105b1c6" fo:background-color="transparent" style:font-size-asian="10pt" style:font-style-asian="normal" style:font-weight-asian="normal" style:font-size-complex="10pt" style:font-weight-complex="normal" style:text-emphasize="none"/>
    </style:style>
    <style:style style:name="P28" style:family="paragraph" style:parent-style-name="Standard">
      <style:text-properties officeooo:paragraph-rsid="01244204"/>
    </style:style>
    <style:style style:name="P29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d64cd0" fo:background-color="transparent" style:font-size-asian="10pt" style:font-weight-asian="bold" style:font-size-complex="10pt" style:font-weight-complex="bold"/>
    </style:style>
    <style:style style:name="P30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d64cd0" fo:background-color="transparent" style:font-size-asian="10pt" style:font-weight-asian="bold" style:font-size-complex="10pt" style:font-weight-complex="bold"/>
    </style:style>
    <style:style style:name="P31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d64cd0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825d4c" officeooo:paragraph-rsid="00d64cd0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888dd3" officeooo:paragraph-rsid="00d64cd0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a19262" officeooo:paragraph-rsid="00d64cd0" fo:background-color="transparent" style:font-size-asian="10pt" style:font-size-complex="10pt"/>
    </style:style>
    <style:style style:name="P35" style:family="paragraph" style:parent-style-name="Table_20_Contents">
      <style:text-properties style:font-name="Arial1" fo:font-size="10pt" officeooo:paragraph-rsid="00d64cd0" fo:background-color="transparent" style:font-size-asian="10pt" style:font-size-complex="10pt"/>
    </style:style>
    <style:style style:name="P36" style:family="paragraph" style:parent-style-name="Table_20_Contents">
      <style:text-properties style:font-name="Arial1" fo:font-size="10pt" officeooo:rsid="00edf2be" officeooo:paragraph-rsid="00edf2be" fo:background-color="transparent" style:font-size-asian="10pt" style:font-size-complex="10pt"/>
    </style:style>
    <style:style style:name="P37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8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1124b8c" fo:background-color="transparent" loext:char-shading-value="0" style:font-weight-asian="normal" style:font-weight-complex="normal"/>
    </style:style>
    <style:style style:name="T3" style:family="text">
      <style:text-properties fo:font-weight="normal" officeooo:rsid="011c9b63" fo:background-color="transparent" loext:char-shading-value="0" style:font-weight-asian="normal" style:font-weight-complex="normal"/>
    </style:style>
    <style:style style:name="T4" style:family="text">
      <style:text-properties fo:font-weight="normal" officeooo:rsid="011cbd9c" fo:background-color="transparent" loext:char-shading-value="0" style:font-weight-asian="normal" style:font-weight-complex="normal"/>
    </style:style>
    <style:style style:name="T5" style:family="text">
      <style:text-properties fo:font-weight="normal" officeooo:rsid="0126a364" fo:background-color="transparent" loext:char-shading-value="0" style:font-weight-asian="normal" style:font-weight-complex="normal"/>
    </style:style>
    <style:style style:name="T6" style:family="text">
      <style:text-properties fo:font-weight="normal" officeooo:rsid="01279e7b" fo:background-color="transparent" loext:char-shading-value="0" style:font-weight-asian="normal" style:font-weight-complex="normal"/>
    </style:style>
    <style:style style:name="T7" style:family="text">
      <style:text-properties fo:font-weight="normal" officeooo:rsid="012e187c" fo:background-color="transparent" loext:char-shading-value="0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ca86" style:font-weight-asian="normal" style:font-weight-complex="normal"/>
    </style:style>
    <style:style style:name="T10" style:family="text">
      <style:text-properties fo:font-weight="normal" officeooo:rsid="00a19262" style:font-weight-asian="normal" style:font-weight-complex="normal"/>
    </style:style>
    <style:style style:name="T11" style:family="text">
      <style:text-properties fo:font-weight="normal" officeooo:rsid="004715f6" style:font-weight-asian="normal" style:font-weight-complex="normal"/>
    </style:style>
    <style:style style:name="T12" style:family="text">
      <style:text-properties fo:font-weight="normal" officeooo:rsid="00d98cf8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1163391" fo:background-color="transparent" loext:char-shading-value="0"/>
    </style:style>
    <style:style style:name="T15" style:family="text">
      <style:text-properties officeooo:rsid="0105b1c6" fo:background-color="transparent" loext:char-shading-value="0"/>
    </style:style>
    <style:style style:name="T16" style:family="text">
      <style:text-properties officeooo:rsid="01223da2" fo:background-color="transparent" loext:char-shading-value="0"/>
    </style:style>
    <style:style style:name="T17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8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19" style:family="text">
      <style:text-properties style:use-window-font-color="true" style:font-name="Arial1" fo:font-size="10pt" fo:font-weight="normal" officeooo:rsid="00f7e519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style:use-window-font-color="true" style:font-name="Arial1" fo:font-size="10pt" fo:font-weight="normal" officeooo:rsid="0119b106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style:font-name="Arial2"/>
    </style:style>
    <style:style style:name="T22" style:family="text">
      <style:text-properties style:font-name="Arial2" fo:font-size="10pt" officeooo:rsid="00baa73a" style:font-size-asian="10pt" style:font-size-complex="10pt"/>
    </style:style>
    <style:style style:name="T23" style:family="text">
      <style:text-properties style:font-name="Arial2" officeooo:rsid="00baa73a"/>
    </style:style>
    <style:style style:name="T24" style:family="text">
      <style:text-properties officeooo:rsid="0084e411"/>
    </style:style>
    <style:style style:name="T2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008015" style:font-size-asian="10pt" style:font-style-asian="normal" style:font-weight-asian="normal" style:font-size-complex="10pt" style:font-weight-complex="normal" style:text-emphasize="none"/>
    </style:style>
    <style:style style:name="T26" style:family="text">
      <style:text-properties officeooo:rsid="000c6bcc"/>
    </style:style>
    <style:style style:name="T27" style:family="text">
      <style:text-properties officeooo:rsid="0007ca86"/>
    </style:style>
    <style:style style:name="T28" style:family="text">
      <style:text-properties officeooo:rsid="000d80b4"/>
    </style:style>
    <style:style style:name="T29" style:family="text">
      <style:text-properties style:font-name="Arial1" fo:font-size="10pt" officeooo:rsid="00087c3c" style:font-size-asian="10pt" style:font-size-complex="10pt"/>
    </style:style>
    <style:style style:name="T30" style:family="text">
      <style:text-properties style:font-name="Arial1" fo:font-size="10pt" officeooo:rsid="00baa73a" style:font-size-asian="10pt" style:font-size-complex="10pt"/>
    </style:style>
    <style:style style:name="T31" style:family="text">
      <style:text-properties style:font-name="Arial1" fo:font-size="10pt" officeooo:rsid="00d98cf8" style:font-size-asian="10pt" style:font-size-complex="10pt"/>
    </style:style>
    <style:style style:name="T32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33" style:family="text">
      <style:text-properties style:font-name="Arial1" fo:font-size="10pt" fo:font-weight="normal" officeooo:rsid="00d98cf8" style:font-size-asian="10pt" style:font-weight-asian="normal" style:font-size-complex="10pt" style:font-weight-complex="normal"/>
    </style:style>
    <style:style style:name="T34" style:family="text">
      <style:text-properties style:font-name="Arial1" fo:font-size="10pt" fo:font-weight="normal" officeooo:rsid="011a3200" style:font-size-asian="10pt" style:font-weight-asian="normal" style:font-size-complex="10pt" style:font-weight-complex="normal"/>
    </style:style>
    <style:style style:name="T35" style:family="text">
      <style:text-properties officeooo:rsid="009e054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baa73a"/>
    </style:style>
    <style:style style:name="T38" style:family="text">
      <style:text-properties officeooo:rsid="00f7e519"/>
    </style:style>
    <style:style style:name="T39" style:family="text">
      <style:text-properties officeooo:rsid="01107038"/>
    </style:style>
    <style:style style:name="T40" style:family="text">
      <style:text-properties officeooo:rsid="01163391"/>
    </style:style>
    <style:style style:name="T41" style:family="text">
      <style:text-properties officeooo:rsid="011a8a3c"/>
    </style:style>
    <style:style style:name="T42" style:family="text">
      <style:text-properties officeooo:rsid="01223da2"/>
    </style:style>
    <style:style style:name="T43" style:family="text">
      <style:text-properties officeooo:rsid="0129660b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JET P<text:span text:style-name="T35">acman</text:span></text:p>
      <text:p text:style-name="P17"/>
      <text:p text:style-name="P17"/>
      <text:p text:style-name="P17"><draw:frame draw:style-name="fr1" draw:name="Cadre7" text:anchor-type="paragraph" svg:x="0.034cm" svg:y="0.233cm" svg:width="17.082cm" draw:z-index="1"><draw:text-box fo:min-height="0.79cm"><text:p text:style-name="P18">FICHE DE SPÉCIFICATION DE L’US N° : <text:span text:style-name="T39">406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29">Historique des modifications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2">version</text:p>
          </table:table-cell>
          <table:table-cell table:style-name="Tableau1.B2" office:value-type="string">
            <text:p text:style-name="P32">Date</text:p>
          </table:table-cell>
          <table:table-cell table:style-name="Tableau1.C2" office:value-type="string">
            <text:p text:style-name="P32">Auteur de la modification</text:p>
          </table:table-cell>
          <table:table-cell table:style-name="Tableau1.D2" office:value-type="string">
            <text:p text:style-name="P32">statut<text:note text:id="ftn1" text:note-class="footnote"><text:note-citation>1</text:note-citation><text:note-body><text:p text:style-name="P37">Les modalités du statut sont : validé EPS, accepté EPI, fini</text:p></text:note-body></text:note></text:p>
          </table:table-cell>
        </table:table-row>
        <table:table-row>
          <table:table-cell table:style-name="Tableau1.A2" office:value-type="string">
            <text:p text:style-name="P32">00</text:p>
          </table:table-cell>
          <table:table-cell table:style-name="Tableau1.B3" office:value-type="string">
            <text:p text:style-name="P33"><text:span text:style-name="T39">31</text:span>/0<text:span text:style-name="T38">1</text:span>/201<text:span text:style-name="T38">9</text:span></text:p>
          </table:table-cell>
          <table:table-cell table:style-name="Tableau1.C3" office:value-type="string">
            <text:p text:style-name="P33">GC</text:p>
          </table:table-cell>
          <table:table-cell table:style-name="Tableau1.D3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2"/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  <table:table-cell table:style-name="Tableau1.D4" office:value-type="string">
            <text:p text:style-name="P4"/>
          </table:table-cell>
        </table:table-row>
      </table:table>
      <text:p text:style-name="P21"><draw:frame draw:style-name="fr1" draw:name="Cadre2" text:anchor-type="paragraph" svg:x="0.018cm" svg:y="0.37cm" svg:width="17.03cm" draw:z-index="0"><draw:text-box fo:min-height="0.79cm"><text:p text:style-name="P26"><text:span text:style-name="T29">FONCTIONNALIT</text:span><text:span text:style-name="T32">É : </text:span><text:span text:style-name="T34">C</text:span><text:span text:style-name="T25">hoisir la dimension pour laquelle créer un nouvel ordre des modalités dans une visualisation</text:span></text:p></draw:text-box></draw:frame><draw:frame draw:style-name="fr1" draw:name="Cadre8" text:anchor-type="paragraph" svg:x="-0.019cm" svg:y="2.087cm" svg:width="17.014cm" draw:z-index="2"><draw:text-box fo:min-height="0.79cm"><text:p text:style-name="P22"><text:span text:style-name="T28">PROFIL</text:span> D'UTILISAT<text:span text:style-name="T28">EURS</text:span> CONCERN<text:span text:style-name="T9">É : </text:span><text:span text:style-name="T10">Consultant</text:span></text:p></draw:text-box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1"/>
            <text:p text:style-name="P30">Description</text:p>
            <text:p text:style-name="P31"/>
          </table:table-cell>
          <table:covered-table-cell/>
        </table:table-row>
        <table:table-row>
          <table:table-cell table:style-name="Tableau2.A2" office:value-type="string">
            <text:p text:style-name="P35">En tant que</text:p>
          </table:table-cell>
          <table:table-cell table:style-name="Tableau2.B4" office:value-type="string">
            <text:p text:style-name="P34">consultant</text:p>
          </table:table-cell>
        </table:table-row>
        <table:table-row>
          <table:table-cell table:style-name="Tableau2.A2" office:value-type="string">
            <text:p text:style-name="P35">Je veux</text:p>
          </table:table-cell>
          <table:table-cell table:style-name="Tableau2.B4" office:value-type="string">
            <text:p text:style-name="P27">choisir la dimension pour laquelle créer un nouvel ordre des modalités dans une visualisation</text:p>
          </table:table-cell>
        </table:table-row>
        <table:table-row>
          <table:table-cell table:style-name="Tableau2.A2" office:value-type="string">
            <text:p text:style-name="P35">Afin de/<text:span text:style-name="T24">que</text:span></text:p>
          </table:table-cell>
          <table:table-cell table:style-name="Tableau2.B4" office:value-type="string">
            <text:p text:style-name="P13">définir un ordre personnalisé dans lequel les modalités seront présentées dans une visualisation donnée</text:p>
          </table:table-cell>
        </table:table-row>
      </table:table>
      <text:p text:style-name="P16"><draw:frame draw:style-name="fr1" draw:name="Cadre12" text:anchor-type="paragraph" svg:x="0.018cm" svg:y="3.268cm" svg:width="17.014cm" draw:z-index="11"><draw:text-box fo:min-height="0.79cm"><text:p text:style-name="P24"><text:span text:style-name="T37">ZONE DE L’ </text:span><text:span text:style-name="T23">É</text:span><text:span text:style-name="T37">CRAN D’ARRIV</text:span><text:span text:style-name="T9">É</text:span><text:span text:style-name="T12">E</text:span><text:span text:style-name="T9"> : </text:span></text:p></draw:text-box></draw:frame><draw:frame draw:style-name="fr1" draw:name="Cadre1" text:anchor-type="paragraph" svg:x="-0.009cm" svg:y="0.48cm" svg:width="17.03cm" draw:z-index="8"><draw:text-box fo:min-height="0.79cm"><text:p text:style-name="P28"><text:span text:style-name="T22">É</text:span><text:span text:style-name="T30">CRAN </text:span><text:span text:style-name="T31">DE D</text:span><text:span text:style-name="T32">É</text:span><text:span text:style-name="T33">PART</text:span><text:span text:style-name="T32"> : </text:span><text:span text:style-name="T20">Fenêtre du choix des dimensions</text:span><text:span text:style-name="T19"> </text:span><text:span text:style-name="T20">pour choisir un ordre des modalités</text:span></text:p></draw:text-box></draw:frame><draw:frame draw:style-name="fr1" draw:name="Cadre11" text:anchor-type="paragraph" svg:x="-0.062cm" svg:y="1.464cm" svg:width="17.03cm" draw:z-index="10"><draw:text-box fo:min-height="0.79cm"><text:p text:style-name="P25"><text:span text:style-name="T22">É</text:span><text:span text:style-name="T30">CRAN </text:span><text:span text:style-name="T31">D’ARRIV</text:span><text:span text:style-name="T32">É</text:span><text:span text:style-name="T33">E</text:span><text:span text:style-name="T32"> : </text:span></text:p></draw:text-box></draw:frame><draw:frame draw:style-name="fr1" draw:name="Cadre10" text:anchor-type="paragraph" svg:x="0.018cm" svg:y="2.252cm" svg:width="17.014cm" draw:z-index="9"><draw:text-box fo:min-height="0.79cm"><text:p text:style-name="P24"><text:span text:style-name="T37">ZONE DE L’ </text:span><text:span text:style-name="T23">É</text:span><text:span text:style-name="T37">CRAN DE D</text:span><text:span text:style-name="T9">É</text:span><text:span text:style-name="T12">PART</text:span><text:span text:style-name="T9"> : </text:span></text:p></draw:text-box></draw:frame></text:p>
      <text:p text:style-name="P16"/>
      <text:p text:style-name="P17"><draw:frame draw:style-name="fr2" draw:name="Cadre4" text:anchor-type="paragraph" svg:x="0.157cm" svg:y="1.84cm" svg:width="16.923cm" draw:z-index="3"><draw:text-box fo:min-height="4.344cm"><text:p text:style-name="P22"><text:span text:style-name="T8">Pré-requis à la mise en œuvre de la fonctionnalité</text:span><text:span text:style-name="T9"> : </text:span></text:p><text:p text:style-name="P12">L’utilisateur a <text:span text:style-name="T41">affiché le choix des dimensions du domaine pour gérer le choix de l’ordre des modalités dans la visualisation.</text:span></text:p></draw:text-box></draw:frame><draw:frame draw:style-name="fr2" draw:name="Cadre3" text:anchor-type="paragraph" svg:x="0.127cm" svg:y="6.817cm" svg:width="16.953cm" draw:z-index="6"><draw:text-box fo:min-height="2.738cm"><text:p text:style-name="P19">Liste des r<text:span text:style-name="T26">è</text:span>gles de gestion à appliquer pour cette fonctionnalité<text:span text:style-name="T27"> : </text:span></text:p><text:p text:style-name="P1"/></draw:text-box></draw:frame>SPÉCIFICATIONS DÉTAILLÉES</text:p>
      <text:p text:style-name="P16"><draw:frame draw:style-name="fr2" draw:name="Cadre6" text:anchor-type="paragraph" svg:x="0.014cm" svg:y="15.935cm" svg:width="16.974cm" draw:z-index="4"><draw:text-box fo:min-height="0.669cm"><text:p text:style-name="P19">Résultat attendu de la fonctionnalité<text:span text:style-name="T27"> : </text:span></text:p><text:p text:style-name="P10"><text:span text:style-name="T40">L</text:span>’utilisateur <text:span text:style-name="T42">a accès à la fenêtre du choix d’un nouvel ordre de modalités pour la dimension choisie dans le tableau à afficher</text:span>.</text:p></draw:text-box></draw:frame><draw:frame draw:style-name="fr2" draw:name="Cadre5" text:anchor-type="paragraph" svg:x="0.03cm" svg:y="0.37cm" svg:width="16.974cm" draw:z-index="5"><draw:text-box fo:min-height="14.97cm"><text:p text:style-name="P23"><text:span text:style-name="T36">Description de la fonctionnalité : </text:span><text:span text:style-name="T11">cf. exemple d'écran en annexe de la fiche</text:span></text:p><text:p text:style-name="P6">Pour choisir l’ordre des modalités d’une dimension du domaine dans un tableau à afficher, l’utilisateur a deux possibilités : choisir dans le menu déroulant à côté de la dimension l’ordre des modalités qui lui convient (cf. US n°405) ou cliquer sur le bouton de la dimension pour ouvrir la fenêtre pour créer un nouvel ordre des modalités.</text:p><text:p text:style-name="P5"/><text:p text:style-name="P2"><text:span text:style-name="T2">Cette fenêtre présente la liste des </text:span><text:span text:style-name="T3">modalités </text:span><text:span text:style-name="T5">(code et libellé)</text:span><text:span text:style-name="T3"> </text:span><text:span text:style-name="T7">pré-sélectionnées par l’utilisateur pour</text:span><text:span text:style-name="T3"> la </text:span><text:span text:style-name="T2">dimension </text:span><text:span text:style-name="T3">choisie sous forme de liste déroulante, ordonnée </text:span><text:span text:style-name="T6">selon</text:span><text:span text:style-name="T3"> l’ordre en vigueur.</text:span><text:span text:style-name="T2"> </text:span><text:span text:style-name="T4">Les modalités peuvent être sélectionnées et déplacées directement dans la liste à l’endroit choisi par l’utilisateur.</text:span></text:p><text:p text:style-name="P7"/><text:p text:style-name="P3"><text:span text:style-name="T4">À </text:span><text:span text:style-name="T1">droite de la liste des modalités figure un menu déroulant identique à celui de la fenêtre de choix des dimensions pour la dimension concernée.</text:span></text:p><text:p text:style-name="P8"/><text:p text:style-name="P9">Sous l<text:span text:style-name="T43">a liste déroulante des modalités</text:span> figurent deux boutons : « Sauvegarder » qui permet d’enregistrer l’ordre des modalités choisi par l’utilisateur et « Annuler » qui permet de fermer la fenêtre et renvoie à l’écran de la visualisation. <text:span text:style-name="T43">Lorsque l’utilisateur a choisi un ordre sauvegardé dans le menu déroulant correspondant, un bouton « Supprimer » s’affiche sous le menu déroulant, sur la même ligne que les deux autres boutons. Ce bouton permet de supprimer l‘ordre sélectionné dans la base de données.</text:span></text:p></draw:text-box></draw:frame><text:soft-page-break/></text:p>
      <text:p text:style-name="P16"><draw:frame draw:style-name="fr3" draw:name="Cadre9" text:anchor-type="paragraph" svg:x="0.041cm" svg:y="0.415cm" svg:width="16.974cm" draw:z-index="7"><draw:text-box fo:min-height="0.669cm"><text:p text:style-name="P20"><text:span text:style-name="T27">C</text:span><text:span text:style-name="T13">ritère d’acceptation – Jeux de test </text:span><text:span text:style-name="T17">(</text:span><text:span text:style-name="T18">y c.</text:span><text:span text:style-name="T17"> d</text:span><text:span text:style-name="T18">é</text:span><text:span text:style-name="T17">finition de prêt)</text:span></text:p><text:p text:style-name="P11"><text:span text:style-name="T14">L</text:span><text:span text:style-name="T15">’utilisateur </text:span><text:span text:style-name="T16">a accès à la fenêtre du choix d’un nouvel ordre de modalités pour la dimension choisie dans le tableau à afficher</text:span><text:span text:style-name="T15">.</text:span></text:p></draw:text-box></draw:frame></text:p>
      <text:p text:style-name="P15"/>
      <text:p text:style-name="P38"/>
      <text:p text:style-name="P39">ANNEXE DE PR<text:span text:style-name="T21">É</text:span>SENTATION DES DONN<text:span text:style-name="T21">ÉES DE TEST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2-08T11:06:23.967000000</dc:date>
    <meta:editing-duration>P2DT15H40M41S</meta:editing-duration>
    <meta:editing-cycles>233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8" meta:word-count="453" meta:character-count="2806" meta:non-whitespace-character-count="2384"/>
  </office:meta>
</office:document-meta>
</file>